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3" table:style-name="ce7">
            <text:p>Продукт</text:p>
          </table:table-cell>
          <table:covered-table-cell/>
          <table:table-cell office:value-type="string" table:number-columns-spanned="2" table:number-rows-spanned="3" table:style-name="ce7">
            <text:p>Количество, г</text:p>
          </table:table-cell>
          <table:covered-table-cell/>
          <table:table-cell office:value-type="string" table:number-columns-spanned="4" table:number-rows-spanned="2" table:style-name="ce7">
            <text:p>Макронутриенты</text:p>
          </table:table-cell>
          <table:covered-table-cell table:number-columns-repeated="3"/>
          <table:table-cell table:number-columns-spanned="1" table:number-rows-spanned="3" table:style-name="ce8"/>
          <table:table-cell office:value-type="string" table:number-columns-spanned="3" table:number-rows-spanned="3" table:style-name="ce9">
            <text:p>Добавить (+) или снять (-) сливочное масло к суточному рациону, г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Белки</text:p>
          </table:table-cell>
          <table:table-cell office:value-type="string" table:style-name="ce2">
            <text:p>Жиры</text:p>
          </table:table-cell>
          <table:table-cell office:value-type="string" table:number-columns-spanned="2" table:number-rows-spanned="1" table:style-name="ce7">
            <text:p>Углеводы</text:p>
          </table:table-cell>
          <table:covered-table-cell/>
          <table:covered-table-cell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Замена молока</text:p>
          </table:table-cell>
          <table:covered-table-cell/>
          <table:table-cell office:value-type="float" office:value="100" table:number-columns-spanned="2" table:number-rows-spanned="1" table:style-name="ce11">
            <text:p>100</text:p>
          </table:table-cell>
          <table:covered-table-cell/>
          <table:table-cell table:number-columns-repeated="2" table:style-name="ce3"/>
          <table:table-cell table:number-columns-spanned="2" table:number-rows-spanned="1" table:style-name="ce12"/>
          <table:covered-table-cell/>
          <table:table-cell table:style-name="ce4"/>
          <table:table-cell table:number-columns-spanned="3" table:number-rows-spanned="1" table:style-name="ce12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Творог</text:p>
          </table:table-cell>
          <table:covered-table-cell/>
          <table:table-cell office:value-type="float" office:value="25" table:number-columns-spanned="2" table:number-rows-spanned="1" table:style-name="ce14">
            <text:p>25</text:p>
          </table:table-cell>
          <table:covered-table-cell/>
          <table:table-cell office:value-type="float" office:value="3.6" table:style-name="ce5">
            <text:p>3,6</text:p>
          </table:table-cell>
          <table:table-cell office:value-type="float" office:value="4.28" table:style-name="ce5">
            <text:p>4,28</text:p>
          </table:table-cell>
          <table:table-cell office:value-type="float" office:value="0.25" table:number-columns-spanned="2" table:number-rows-spanned="1" table:style-name="ce15">
            <text:p>0,25</text:p>
          </table:table-cell>
          <table:covered-table-cell/>
          <table:table-cell table:number-columns-spanned="1" table:number-rows-spanned="4" table:style-name="ce16"/>
          <table:table-cell office:value-type="string" table:number-columns-spanned="3" table:number-rows-spanned="1" table:style-name="ce15">
            <text:p>(-) 1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Мясо</text:p>
          </table:table-cell>
          <table:covered-table-cell/>
          <table:table-cell office:value-type="float" office:value="25" table:number-columns-spanned="2" table:number-rows-spanned="1" table:style-name="ce14">
            <text:p>25</text:p>
          </table:table-cell>
          <table:covered-table-cell/>
          <table:table-cell office:value-type="float" office:value="3.68" table:style-name="ce5">
            <text:p>3,68</text:p>
          </table:table-cell>
          <table:table-cell office:value-type="float" office:value="0.63" table:style-name="ce5">
            <text:p>0,63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3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3">
            <text:p>Рыба</text:p>
          </table:table-cell>
          <table:covered-table-cell/>
          <table:table-cell office:value-type="float" office:value="40" table:number-columns-spanned="2" table:number-rows-spanned="1" table:style-name="ce14">
            <text:p>40</text:p>
          </table:table-cell>
          <table:covered-table-cell/>
          <table:table-cell office:value-type="float" office:value="3.61" table:style-name="ce5">
            <text:p>3,61</text:p>
          </table:table-cell>
          <table:table-cell office:value-type="float" office:value="0.14000000000000001" table:style-name="ce5">
            <text:p>0,14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3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Сыр</text:p>
          </table:table-cell>
          <table:covered-table-cell/>
          <table:table-cell office:value-type="float" office:value="15" table:number-columns-spanned="2" table:number-rows-spanned="1" table:style-name="ce14">
            <text:p>15</text:p>
          </table:table-cell>
          <table:covered-table-cell/>
          <table:table-cell office:value-type="float" office:value="3.05" table:style-name="ce5">
            <text:p>3,05</text:p>
          </table:table-cell>
          <table:table-cell office:value-type="float" office:value="2.81" table:style-name="ce5">
            <text:p>2,81</text:p>
          </table:table-cell>
          <table:table-cell office:value-type="float" office:value="0.35" table:number-columns-spanned="2" table:number-rows-spanned="1" table:style-name="ce15">
            <text:p>0,35</text:p>
          </table:table-cell>
          <table:covered-table-cell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table:number-columns-spanned="2" table:number-rows-spanned="1" table:style-name="ce17"/>
          <table:covered-table-cell/>
          <table:table-cell table:number-columns-spanned="2" table:number-rows-spanned="1" table:style-name="ce18"/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9">
            <text:p>Замена мяса</text:p>
          </table:table-cell>
          <table:covered-table-cell/>
          <table:table-cell office:value-type="float" office:value="100" table:number-columns-spanned="2" table:number-rows-spanned="1" table:style-name="ce20">
            <text:p>100</text:p>
          </table:table-cell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Творог</text:p>
          </table:table-cell>
          <table:covered-table-cell/>
          <table:table-cell office:value-type="float" office:value="100" table:number-columns-spanned="2" table:number-rows-spanned="1" table:style-name="ce14">
            <text:p>100</text:p>
          </table:table-cell>
          <table:covered-table-cell/>
          <table:table-cell office:value-type="float" office:value="14.4" table:style-name="ce5">
            <text:p>14,4</text:p>
          </table:table-cell>
          <table:table-cell office:value-type="float" office:value="17.190000000000001" table:style-name="ce5">
            <text:p>17,19</text:p>
          </table:table-cell>
          <table:table-cell office:value-type="float" office:value="0.98" table:number-columns-spanned="2" table:number-rows-spanned="1" table:style-name="ce15">
            <text:p>0,98</text:p>
          </table:table-cell>
          <table:covered-table-cell/>
          <table:table-cell table:number-columns-spanned="1" table:number-rows-spanned="4" table:style-name="ce16"/>
          <table:table-cell office:value-type="string" table:number-columns-spanned="3" table:number-rows-spanned="1" table:style-name="ce15">
            <text:p>(-) 15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Рыба</text:p>
          </table:table-cell>
          <table:covered-table-cell/>
          <table:table-cell office:value-type="float" office:value="160" table:number-columns-spanned="2" table:number-rows-spanned="1" table:style-name="ce14">
            <text:p>160</text:p>
          </table:table-cell>
          <table:covered-table-cell/>
          <table:table-cell office:value-type="float" office:value="14.43" table:style-name="ce5">
            <text:p>14,43</text:p>
          </table:table-cell>
          <table:table-cell office:value-type="float" office:value="0.57999999999999996" table:style-name="ce5">
            <text:p>0,58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2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3">
            <text:p>Молоко</text:p>
          </table:table-cell>
          <table:covered-table-cell/>
          <table:table-cell office:value-type="float" office:value="480" table:number-columns-spanned="2" table:number-rows-spanned="1" table:style-name="ce14">
            <text:p>480</text:p>
          </table:table-cell>
          <table:covered-table-cell/>
          <table:table-cell office:value-type="float" office:value="14.74" table:style-name="ce5">
            <text:p>14,74</text:p>
          </table:table-cell>
          <table:table-cell office:value-type="float" office:value="15.98" table:style-name="ce5">
            <text:p>15,98</text:p>
          </table:table-cell>
          <table:table-cell office:value-type="float" office:value="21.17" table:number-columns-spanned="2" table:number-rows-spanned="1" table:style-name="ce15">
            <text:p>21,17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-) 13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Яйца</text:p>
          </table:table-cell>
          <table:covered-table-cell/>
          <table:table-cell office:value-type="float" office:value="140" table:number-columns-spanned="2" table:number-rows-spanned="1" table:style-name="ce14">
            <text:p>140</text:p>
          </table:table-cell>
          <table:covered-table-cell/>
          <table:table-cell office:value-type="float" office:value="14.78" table:style-name="ce5">
            <text:p>14,78</text:p>
          </table:table-cell>
          <table:table-cell office:value-type="float" office:value="14.04" table:style-name="ce5">
            <text:p>14,04</text:p>
          </table:table-cell>
          <table:table-cell office:value-type="float" office:value="0.6" table:number-columns-spanned="2" table:number-rows-spanned="1" table:style-name="ce15">
            <text:p>0,6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-) 11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table:number-columns-spanned="2" table:number-rows-spanned="1" table:style-name="ce17"/>
          <table:covered-table-cell/>
          <table:table-cell table:number-columns-spanned="2" table:number-rows-spanned="1" table:style-name="ce18"/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9">
            <text:p>Замена рыбы</text:p>
          </table:table-cell>
          <table:covered-table-cell/>
          <table:table-cell office:value-type="float" office:value="100" table:number-columns-spanned="2" table:number-rows-spanned="1" table:style-name="ce20">
            <text:p>100</text:p>
          </table:table-cell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Мясо</text:p>
          </table:table-cell>
          <table:covered-table-cell/>
          <table:table-cell office:value-type="float" office:value="60" table:number-columns-spanned="2" table:number-rows-spanned="1" table:style-name="ce14">
            <text:p>60</text:p>
          </table:table-cell>
          <table:covered-table-cell/>
          <table:table-cell office:value-type="float" office:value="8.83" table:style-name="ce5">
            <text:p>8,83</text:p>
          </table:table-cell>
          <table:table-cell office:value-type="float" office:value="1.52" table:style-name="ce5">
            <text:p>1,52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table-cell table:number-columns-spanned="1" table:number-rows-spanned="4" table:style-name="ce16"/>
          <table:table-cell office:value-type="string" table:number-columns-spanned="3" table:number-rows-spanned="1" table:style-name="ce15">
            <text:p>(-) 1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Творог</text:p>
          </table:table-cell>
          <table:covered-table-cell/>
          <table:table-cell office:value-type="float" office:value="60" table:number-columns-spanned="2" table:number-rows-spanned="1" table:style-name="ce14">
            <text:p>60</text:p>
          </table:table-cell>
          <table:covered-table-cell/>
          <table:table-cell office:value-type="float" office:value="8.84" table:style-name="ce5">
            <text:p>8,84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.59" table:number-columns-spanned="2" table:number-rows-spanned="1" table:style-name="ce15">
            <text:p>0,59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-) 10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3">
            <text:p>Молоко</text:p>
          </table:table-cell>
          <table:covered-table-cell/>
          <table:table-cell office:value-type="float" office:value="300" table:number-columns-spanned="2" table:number-rows-spanned="1" table:style-name="ce14">
            <text:p>300</text:p>
          </table:table-cell>
          <table:covered-table-cell/>
          <table:table-cell office:value-type="float" office:value="9.2100000000000009" table:style-name="ce5">
            <text:p>9,21</text:p>
          </table:table-cell>
          <table:table-cell office:value-type="float" office:value="10" table:style-name="ce5">
            <text:p>10</text:p>
          </table:table-cell>
          <table:table-cell office:value-type="float" office:value="13.23" table:number-columns-spanned="2" table:number-rows-spanned="1" table:style-name="ce15">
            <text:p>13,23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-) 9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Яйца</text:p>
          </table:table-cell>
          <table:covered-table-cell/>
          <table:table-cell office:value-type="float" office:value="85" table:number-columns-spanned="2" table:number-rows-spanned="1" table:style-name="ce14">
            <text:p>85</text:p>
          </table:table-cell>
          <table:covered-table-cell/>
          <table:table-cell office:value-type="float" office:value="8.98" table:style-name="ce5">
            <text:p>8,98</text:p>
          </table:table-cell>
          <table:table-cell office:value-type="float" office:value="8" table:style-name="ce5">
            <text:p>8</text:p>
          </table:table-cell>
          <table:table-cell office:value-type="float" office:value="0.35" table:number-columns-spanned="2" table:number-rows-spanned="1" table:style-name="ce15">
            <text:p>0,35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-) 7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table:number-columns-spanned="2" table:number-rows-spanned="1" table:style-name="ce17"/>
          <table:covered-table-cell/>
          <table:table-cell table:number-columns-spanned="2" table:number-rows-spanned="1" table:style-name="ce18"/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Замена творога</text:p>
          </table:table-cell>
          <table:covered-table-cell/>
          <table:table-cell office:value-type="float" office:value="100" table:number-columns-spanned="2" table:number-rows-spanned="1" table:style-name="ce20">
            <text:p>100</text:p>
          </table:table-cell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Мясо</text:p>
          </table:table-cell>
          <table:covered-table-cell/>
          <table:table-cell office:value-type="float" office:value="100" table:number-columns-spanned="2" table:number-rows-spanned="1" table:style-name="ce14">
            <text:p>100</text:p>
          </table:table-cell>
          <table:covered-table-cell/>
          <table:table-cell office:value-type="float" office:value="14.71" table:style-name="ce5">
            <text:p>14,71</text:p>
          </table:table-cell>
          <table:table-cell office:value-type="float" office:value="2.5299999999999998" table:style-name="ce5">
            <text:p>2,53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table-cell table:number-columns-spanned="1" table:number-rows-spanned="4" table:style-name="ce16"/>
          <table:table-cell office:value-type="string" table:number-columns-spanned="3" table:number-rows-spanned="1" table:style-name="ce15">
            <text:p>(+) 15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Рыба</text:p>
          </table:table-cell>
          <table:covered-table-cell/>
          <table:table-cell office:value-type="float" office:value="160" table:number-columns-spanned="2" table:number-rows-spanned="1" table:style-name="ce14">
            <text:p>160</text:p>
          </table:table-cell>
          <table:covered-table-cell/>
          <table:table-cell office:value-type="float" office:value="14.43" table:style-name="ce5">
            <text:p>14,43</text:p>
          </table:table-cell>
          <table:table-cell office:value-type="float" office:value="0.57999999999999996" table:style-name="ce5">
            <text:p>0,58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17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Молоко</text:p>
          </table:table-cell>
          <table:covered-table-cell/>
          <table:table-cell office:value-type="float" office:value="460" table:number-columns-spanned="2" table:number-rows-spanned="1" table:style-name="ce14">
            <text:p>460</text:p>
          </table:table-cell>
          <table:covered-table-cell/>
          <table:table-cell office:value-type="float" office:value="14.12" table:style-name="ce5">
            <text:p>14,12</text:p>
          </table:table-cell>
          <table:table-cell office:value-type="float" office:value="15.32" table:style-name="ce5">
            <text:p>15,32</text:p>
          </table:table-cell>
          <table:table-cell office:value-type="float" office:value="20.2" table:number-columns-spanned="2" table:number-rows-spanned="1" table:style-name="ce15">
            <text:p>20,2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2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Яйца</text:p>
          </table:table-cell>
          <table:covered-table-cell/>
          <table:table-cell office:value-type="float" office:value="140" table:number-columns-spanned="2" table:number-rows-spanned="1" table:style-name="ce14">
            <text:p>140</text:p>
          </table:table-cell>
          <table:covered-table-cell/>
          <table:table-cell office:value-type="float" office:value="14.78" table:style-name="ce5">
            <text:p>14,78</text:p>
          </table:table-cell>
          <table:table-cell office:value-type="float" office:value="14.04" table:style-name="ce5">
            <text:p>14,04</text:p>
          </table:table-cell>
          <table:table-cell office:value-type="float" office:value="0.6" table:number-columns-spanned="2" table:number-rows-spanned="1" table:style-name="ce15">
            <text:p>0,6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3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table:number-columns-spanned="2" table:number-rows-spanned="1" table:style-name="ce17"/>
          <table:covered-table-cell/>
          <table:table-cell table:number-columns-spanned="2" table:number-rows-spanned="1" table:style-name="ce18"/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Замена яиц</text:p>
          </table:table-cell>
          <table:covered-table-cell/>
          <table:table-cell office:value-type="float" office:value="50" table:number-columns-spanned="2" table:number-rows-spanned="1" table:style-name="ce20">
            <text:p>50</text:p>
          </table:table-cell>
          <table:covered-table-cell/>
          <table:table-cell table:number-columns-repeated="2" table:style-name="ce5"/>
          <table:table-cell table:number-columns-spanned="2" table:number-rows-spanned="1" table:style-name="ce16"/>
          <table:covered-table-cell/>
          <table:table-cell table:style-name="ce4"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Творог</text:p>
          </table:table-cell>
          <table:covered-table-cell/>
          <table:table-cell office:value-type="float" office:value="40" table:number-columns-spanned="2" table:number-rows-spanned="1" table:style-name="ce14">
            <text:p>40</text:p>
          </table:table-cell>
          <table:covered-table-cell/>
          <table:table-cell office:value-type="float" office:value="5.76" table:style-name="ce5">
            <text:p>5,76</text:p>
          </table:table-cell>
          <table:table-cell office:value-type="float" office:value="8.84" table:style-name="ce5">
            <text:p>8,84</text:p>
          </table:table-cell>
          <table:table-cell office:value-type="float" office:value="0.39" table:number-columns-spanned="2" table:number-rows-spanned="1" table:style-name="ce15">
            <text:p>0,39</text:p>
          </table:table-cell>
          <table:covered-table-cell/>
          <table:table-cell table:number-columns-spanned="1" table:number-rows-spanned="5" table:style-name="ce21"/>
          <table:table-cell office:value-type="string" table:number-columns-spanned="3" table:number-rows-spanned="1" table:style-name="ce15">
            <text:p>(-) 2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Мясо</text:p>
          </table:table-cell>
          <table:covered-table-cell/>
          <table:table-cell office:value-type="float" office:value="40" table:number-columns-spanned="2" table:number-rows-spanned="1" table:style-name="ce14">
            <text:p>40</text:p>
          </table:table-cell>
          <table:covered-table-cell/>
          <table:table-cell office:value-type="float" office:value="5.88" table:style-name="ce5">
            <text:p>5,88</text:p>
          </table:table-cell>
          <table:table-cell office:value-type="float" office:value="1.01" table:style-name="ce5">
            <text:p>1,01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4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Рыба</text:p>
          </table:table-cell>
          <table:covered-table-cell/>
          <table:table-cell office:value-type="float" office:value="60" table:number-columns-spanned="2" table:number-rows-spanned="1" table:style-name="ce14">
            <text:p>60</text:p>
          </table:table-cell>
          <table:covered-table-cell/>
          <table:table-cell office:value-type="float" office:value="5.41" table:style-name="ce5">
            <text:p>5,41</text:p>
          </table:table-cell>
          <table:table-cell office:value-type="float" office:value="0.22" table:style-name="ce5">
            <text:p>0,22</text:p>
          </table:table-cell>
          <table:table-cell office:value-type="string" table:number-columns-spanned="2" table:number-rows-spanned="1" table:style-name="ce15">
            <text:p>-</text:p>
          </table:table-cell>
          <table:covered-table-cell/>
          <table:covered-table-cell/>
          <table:table-cell office:value-type="string" table:number-columns-spanned="3" table:number-rows-spanned="1" table:style-name="ce15">
            <text:p>(+) 5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3">
            <text:p>Сыр</text:p>
          </table:table-cell>
          <table:covered-table-cell/>
          <table:table-cell office:value-type="float" office:value="25" table:number-columns-spanned="2" table:number-rows-spanned="1" table:style-name="ce14">
            <text:p>25</text:p>
          </table:table-cell>
          <table:covered-table-cell/>
          <table:table-cell office:value-type="float" office:value="5.08" table:style-name="ce5">
            <text:p>5,08</text:p>
          </table:table-cell>
          <table:table-cell office:value-type="float" office:value="4.6900000000000004" table:style-name="ce5">
            <text:p>4,69</text:p>
          </table:table-cell>
          <table:table-cell office:value-type="float" office:value="0.57999999999999996" table:number-columns-spanned="2" table:number-rows-spanned="1" table:style-name="ce15">
            <text:p>0,58</text:p>
          </table:table-cell>
          <table:covered-table-cell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22">
            <text:p>Молоко</text:p>
          </table:table-cell>
          <table:covered-table-cell/>
          <table:table-cell office:value-type="float" office:value="160" table:number-columns-spanned="2" table:number-rows-spanned="1" table:style-name="ce23">
            <text:p>160</text:p>
          </table:table-cell>
          <table:covered-table-cell/>
          <table:table-cell office:value-type="float" office:value="4.91" table:style-name="ce6">
            <text:p>4,91</text:p>
          </table:table-cell>
          <table:table-cell office:value-type="float" office:value="5.33" table:style-name="ce6">
            <text:p>5,33</text:p>
          </table:table-cell>
          <table:table-cell office:value-type="float" office:value="7.05" table:number-columns-spanned="2" table:number-rows-spanned="1" table:style-name="ce24">
            <text:p>7,05</text:p>
          </table:table-cell>
          <table:covered-table-cell/>
          <table:covered-table-cell/>
          <table:table-cell table:number-columns-spanned="3" table:number-rows-spanned="1" table:style-name="ce21"/>
          <table:covered-table-cell table:number-columns-repeated="2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replace_table</dc:title>
    <meta:keyword>ods;ration_table;replace</meta:keyword>
    <meta:initial-creator>Боря Прохоров</meta:initial-creator>
    <dc:creator>Боря Прохоров</dc:creator>
    <meta:creation-date>2023-04-03T14:25:14Z</meta:creation-date>
    <dc:date>2023-04-18T18:08:01Z</dc:date>
  </office:meta>
</office:document-meta>
</file>